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Preformatted_20_Text">
      <style:text-properties style:font-name="Courier New2"/>
    </style:style>
    <style:style style:name="P2" style:family="paragraph" style:parent-style-name="Preformatted_20_Text" style:list-style-name="L1">
      <style:text-properties style:font-name="Courier New2"/>
    </style:style>
    <style:style style:name="P3" style:family="paragraph" style:parent-style-name="Preformatted_20_Text" style:list-style-name="L2">
      <style:text-properties style:font-name="Courier New2"/>
    </style:style>
    <style:style style:name="P4" style:family="paragraph" style:parent-style-name="Preformatted_20_Text">
      <style:text-properties style:font-name="Arial"/>
    </style:style>
    <style:style style:name="P5" style:family="paragraph" style:parent-style-name="Preformatted_20_Text" style:list-style-name="L3">
      <style:text-properties style:font-name="Arial"/>
    </style:style>
    <style:style style:name="P6" style:family="paragraph" style:parent-style-name="Preformatted_20_Text" style:list-style-name="L3">
      <style:text-properties style:font-name="Arial" fo:font-style="italic" style:font-style-asian="italic" style:font-style-complex="italic"/>
    </style:style>
    <style:style style:name="P7" style:family="paragraph" style:parent-style-name="Preformatted_20_Text" style:list-style-name="L3">
      <style:text-properties style:font-name="Courier New2"/>
    </style:style>
    <style:style style:name="P8" style:family="paragraph" style:parent-style-name="Standard">
      <style:text-properties style:font-name="Monaco" fo:font-size="9pt" style:font-name-asian="Monaco" style:font-size-asian="9pt" style:font-name-complex="Monaco" style:font-size-complex="9pt"/>
    </style:style>
    <style:style style:name="P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0" style:family="paragraph" style:parent-style-name="Standard">
      <style:paragraph-properties fo:margin-top="0.282cm" fo:margin-bottom="0cm"/>
    </style:style>
    <style:style style:name="P11"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2"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3"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7" style:family="paragraph" style:parent-style-name="Body">
      <style:text-properties style:use-window-font-color="true" fo:font-style="normal" style:font-style-asian="normal" style:font-style-complex="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paragraph-properties fo:text-align="justify" style:justify-single-word="false"/>
      <style:text-properties fo:color="#000000" fo:font-style="normal" style:font-style-asian="normal" style:font-style-complex="normal"/>
    </style:style>
    <style:style style:name="P20" style:family="paragraph" style:parent-style-name="Body">
      <style:text-properties fo:color="#000000" style:font-name="Courier New1" fo:font-size="10pt" style:font-name-asian="Monaco" style:font-size-asian="10pt" style:font-name-complex="Monaco" style:font-size-complex="10pt"/>
    </style:style>
    <style:style style:name="P21"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 style:family="paragraph" style:parent-style-name="Body">
      <style:text-properties style:font-name="Arial"/>
    </style:style>
    <style:style style:name="P23" style:family="paragraph" style:parent-style-name="Body">
      <style:text-properties fo:language="en" fo:country="GB"/>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color="#ff0000" fo:font-style="italic" style:font-style-asian="italic"/>
    </style:style>
    <style:style style:name="P27" style:family="paragraph" style:parent-style-name="Preformatted_20_Text">
      <style:text-properties style:font-name="Arial"/>
    </style:style>
    <style:style style:name="P2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9" style:family="paragraph" style:parent-style-name="Document_20_Title">
      <style:text-properties fo:font-weight="normal" style:font-weight-asian="normal" style:font-weight-complex="normal"/>
    </style:style>
    <style:style style:name="P30"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2"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3" style:family="paragraph" style:parent-style-name="CellBody">
      <style:paragraph-properties style:snap-to-layout-grid="false"/>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7" style:family="paragraph" style:parent-style-name="Abstract">
      <style:text-properties fo:font-size="16pt" fo:font-weight="bold" style:font-size-asian="16pt" style:font-weight-asian="bold"/>
    </style:style>
    <style:style style:name="P38" style:family="paragraph" style:parent-style-name="Abstract">
      <style:text-properties fo:color="#000000" fo:font-style="normal" style:font-style-asian="normal" style:font-style-complex="normal"/>
    </style:style>
    <style:style style:name="P39" style:family="paragraph" style:parent-style-name="Standard">
      <style:text-properties fo:color="#ff0000" fo:font-style="italic" fo:font-weight="bold" style:font-style-asian="italic" style:font-weight-asian="bold"/>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style:font-name="Monaco" fo:font-size="9pt" style:font-name-asian="Monaco" style:font-size-asian="9pt" style:font-name-complex="Monaco" style:font-size-complex="9pt"/>
    </style:style>
    <style:style style:name="P43" style:family="paragraph" style:parent-style-name="Body">
      <style:paragraph-properties fo:margin-left="1.54cm" fo:margin-right="0cm" fo:text-indent="-1.54cm" style:auto-text-indent="false">
        <style:tab-stops>
          <style:tab-stop style:position="10.001cm"/>
        </style:tab-stops>
      </style:paragraph-properties>
    </style:style>
    <style:style style:name="P44" style:family="paragraph" style:parent-style-name="Standard">
      <style:text-properties style:font-name="Monaco" fo:font-size="9pt" style:font-name-asian="Monaco" style:font-size-asian="9pt" style:font-name-complex="Monaco" style:font-size-complex="9pt"/>
    </style:style>
    <style:style style:name="P45" style:family="paragraph" style:parent-style-name="Heading_20_1">
      <style:paragraph-properties fo:break-before="page"/>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style:font-name="Arial"/>
    </style:style>
    <style:style style:name="P48" style:family="paragraph" style:parent-style-name="Body" style:list-style-name="L4">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9" style:family="paragraph" style:parent-style-name="Body" style:list-style-name="L7"/>
    <style:style style:name="P50" style:family="paragraph" style:parent-style-name="Body" style:list-style-name="L8"/>
    <style:style style:name="P51"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5" style:family="paragraph" style:parent-style-name="Document_20_Title" style:master-page-name="First_20_Page">
      <style:paragraph-properties fo:text-align="center" style:justify-single-word="false" style:page-number="auto"/>
    </style:style>
    <style:style style:name="P56" style:family="paragraph" style:parent-style-name="CellBody">
      <style:paragraph-properties style:snap-to-layout-grid="false"/>
    </style:style>
    <style:style style:name="P57"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58" style:family="paragraph" style:parent-style-name="Preformatted_20_Text">
      <style:text-properties style:font-name="Courier New2"/>
    </style:style>
    <style:style style:name="P59" style:family="paragraph" style:parent-style-name="Preformatted_20_Text" style:list-style-name="L1">
      <style:text-properties style:font-name="Courier New2" fo:font-style="italic" style:font-style-asian="italic" style:font-style-complex="italic"/>
    </style:style>
    <style:style style:name="P60" style:family="paragraph" style:parent-style-name="Preformatted_20_Text" style:list-style-name="L1">
      <style:text-properties style:font-name="Courier New2"/>
    </style:style>
    <style:style style:name="P61" style:family="paragraph" style:parent-style-name="Preformatted_20_Text" style:list-style-name="L2">
      <style:text-properties style:font-name="Courier New2" fo:font-style="normal" style:font-style-asian="normal" style:font-style-complex="normal"/>
    </style:style>
    <style:style style:name="P62" style:family="paragraph" style:parent-style-name="Preformatted_20_Text" style:list-style-name="L2">
      <style:text-properties style:font-name="Courier New2"/>
    </style:style>
    <style:style style:name="P63" style:family="paragraph" style:parent-style-name="Preformatted_20_Text" style:list-style-name="L5">
      <style:text-properties style:font-name="Courier New2"/>
    </style:style>
    <style:style style:name="P64" style:family="paragraph" style:parent-style-name="Preformatted_20_Text" style:list-style-name="L3">
      <style:text-properties style:font-name="Courier New2"/>
    </style:style>
    <style:style style:name="P65" style:family="paragraph" style:parent-style-name="Preformatted_20_Text">
      <style:text-properties style:font-name="Arial"/>
    </style:style>
    <style:style style:name="P66" style:family="paragraph" style:parent-style-name="Preformatted_20_Text" style:list-style-name="L1">
      <style:text-properties style:font-name="Arial"/>
    </style:style>
    <style:style style:name="P67" style:family="paragraph" style:parent-style-name="Preformatted_20_Text" style:list-style-name="L2">
      <style:text-properties style:font-name="Arial"/>
    </style:style>
    <style:style style:name="P68" style:family="paragraph" style:parent-style-name="Preformatted_20_Text" style:list-style-name="L3">
      <style:text-properties style:font-name="Arial"/>
    </style:style>
    <style:style style:name="P69" style:family="paragraph" style:parent-style-name="Preformatted_20_Text" style:list-style-name="L3">
      <style:text-properties style:font-name="Arial" fo:font-style="italic" style:font-style-asian="italic" style:font-style-complex="italic"/>
    </style:style>
    <style:style style:name="P70" style:family="paragraph" style:parent-style-name="Preformatted_20_Text" style:list-style-name="L6">
      <style:text-properties style:font-name="Arial"/>
    </style:style>
    <style:style style:name="T1" style:family="text">
      <style:text-properties style:font-name="Arial"/>
    </style:style>
    <style:style style:name="T2" style:family="text">
      <style:text-properties style:font-name="Courier New2"/>
    </style:style>
    <style:style style:name="T3" style:family="text">
      <style:text-properties fo:font-weight="bold" style:font-weight-asian="bold" style:font-weight-complex="bold"/>
    </style:style>
    <style:style style:name="T4"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Courier New1"/>
    </style:style>
    <style:style style:name="T6" style:family="text">
      <style:text-properties fo:color="#000000"/>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3f7f5f"/>
    </style:style>
    <style:style style:name="T12" style:family="text">
      <style:text-properties fo:color="#3f7f5f" style:text-underline-style="solid" style:text-underline-width="auto" style:text-underline-color="font-color"/>
    </style:style>
    <style:style style:name="T13" style:family="text">
      <style:text-properties fo:color="#7f0055" fo:font-weight="bold" style:font-weight-asian="bold" style:font-weight-complex="bold"/>
    </style:style>
    <style:style style:name="T14" style:family="text">
      <style:text-properties fo:color="#6a3e3e"/>
    </style:style>
    <style:style style:name="T15" style:family="text">
      <style:text-properties fo:color="#6a3e3e" style:text-underline-style="solid" style:text-underline-width="auto" style:text-underline-color="font-color"/>
    </style:style>
    <style:style style:name="T16" style:family="text">
      <style:text-properties fo:language="en" fo:country="US" style:language-complex="ar" style:country-complex="SA"/>
    </style:style>
    <style:style style:name="T17" style:family="text">
      <style:text-properties style:font-name="Courier New"/>
    </style:style>
    <style:style style:name="T18" style:family="text">
      <style:text-properties style:font-name="Arial"/>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646464" style:font-name="Courier New1" fo:font-size="10pt" style:font-size-asian="10pt" style:font-size-complex="10pt"/>
    </style:style>
    <style:style style:name="T21" style:family="text">
      <style:text-properties fo:color="#0000c0"/>
    </style:style>
    <style:style style:name="T22"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23"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c0" style:text-underline-style="solid" style:text-underline-width="auto" style:text-underline-color="font-color"/>
    </style:style>
    <style:style style:name="T25" style:family="text">
      <style:text-properties style:font-name="Courier New2"/>
    </style:style>
    <style:style style:name="T26" style:family="text">
      <style:text-properties style:font-name="Courier New2"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T29"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753024" text:id="ct105553117753024">
          <text:deletion>
            <office:change-info>
              <dc:creator>Carsten Ziegeler</dc:creator>
              <dc:date>2014-07-25T07:37:00</dc:date>
            </office:change-info>
            <text:p text:style-name="P1">&lt;Map, IN&gt;</text:p>
          </text:deletion>
        </text:changed-region>
        <text:changed-region xml:id="ct105553117772800" text:id="ct105553117772800">
          <text:insertion>
            <office:change-info>
              <dc:creator>Carsten Ziegeler</dc:creator>
              <dc:date>2014-07-25T07:37:00</dc:date>
            </office:change-info>
          </text:insertion>
        </text:changed-region>
        <text:changed-region xml:id="ct105553117772608" text:id="ct105553117772608">
          <text:deletion>
            <office:change-info>
              <dc:creator>Carsten Ziegeler</dc:creator>
              <dc:date>2014-07-25T07:37:00</dc:date>
            </office:change-info>
            <text:p text:style-name="P1"><text:span text:style-name="T1">contains</text:span></text:p>
          </text:deletion>
        </text:changed-region>
        <text:changed-region xml:id="ct105553117773568" text:id="ct105553117773568">
          <text:insertion>
            <office:change-info>
              <dc:creator>Carsten Ziegeler</dc:creator>
              <dc:date>2014-07-25T07:37:00</dc:date>
            </office:change-info>
          </text:insertion>
        </text:changed-region>
        <text:changed-region xml:id="ct106652629421312" text:id="ct106652629421312">
          <text:insertion>
            <office:change-info>
              <dc:creator>Carsten Ziegeler</dc:creator>
              <dc:date>2014-07-25T07:37:00</dc:date>
            </office:change-info>
          </text:insertion>
        </text:changed-region>
        <text:changed-region xml:id="ct106652629421120" text:id="ct106652629421120">
          <text:deletion>
            <office:change-info>
              <dc:creator>Carsten Ziegeler</dc:creator>
              <dc:date>2014-07-25T07:37:00</dc:date>
            </office:change-info>
            <text:list xml:id="list1158419262776281491" text:style-name="L1">
              <text:list-item>
                <text:p text:style-name="P2">java.util.Map.Entry&lt;ServiceReferece, IN&gt;</text:p>
              </text:list-item>
            </text:list>
          </text:deletion>
        </text:changed-region>
        <text:changed-region xml:id="ct105553117749760" text:id="ct105553117749760">
          <text:insertion>
            <office:change-info>
              <dc:creator>Carsten Ziegeler</dc:creator>
              <dc:date>2014-07-25T07:53:00</dc:date>
            </office:change-info>
          </text:insertion>
        </text:changed-region>
        <text:changed-region xml:id="ct106652629421504" text:id="ct106652629421504">
          <text:deletion>
            <office:change-info>
              <dc:creator>Carsten Ziegeler</dc:creator>
              <dc:date>2014-07-25T07:37:00</dc:date>
            </office:change-info>
            <text:list xml:id="list354337159987465538" text:style-name="L2">
              <text:list-item>
                <text:p text:style-name="P3">java.util.Set</text:p>
              </text:list-item>
            </text:list>
          </text:deletion>
        </text:changed-region>
        <text:changed-region xml:id="ct105553117774528" text:id="ct105553117774528">
          <text:deletion>
            <office:change-info>
              <dc:creator>Carsten Ziegeler</dc:creator>
              <dc:date>2014-07-25T07:37:00</dc:date>
            </office:change-info>
            <text:list xml:id="list1260169124" text:continue-numbering="true" text:style-name="L2">
              <text:list-item>
                <text:p text:style-name="P3">java.util.SortedSet</text:p>
              </text:list-item>
            </text:list>
          </text:deletion>
        </text:changed-region>
        <text:changed-region xml:id="ct105553117771648" text:id="ct105553117771648">
          <text:deletion>
            <office:change-info>
              <dc:creator>Carsten Ziegeler</dc:creator>
              <dc:date>2014-07-25T07:39:00</dc:date>
            </office:change-info>
            <text:p text:style-name="P4">event</text:p>
          </text:deletion>
        </text:changed-region>
        <text:changed-region xml:id="ct105553117773184" text:id="ct105553117773184">
          <text:insertion>
            <office:change-info>
              <dc:creator>Carsten Ziegeler</dc:creator>
              <dc:date>2014-07-25T07:39:00</dc:date>
            </office:change-info>
          </text:insertion>
        </text:changed-region>
        <text:changed-region xml:id="ct106102873601664" text:id="ct106102873601664">
          <text:deletion>
            <office:change-info>
              <dc:creator>Carsten Ziegeler</dc:creator>
              <dc:date>2014-07-25T07:40:00</dc:date>
            </office:change-info>
            <text:p text:style-name="P4">The XML also contains an information about the key type if <text:span text:style-name="T2">Map.Entry</text:span> is used as the type.</text:p>
          </text:deletion>
        </text:changed-region>
        <text:changed-region xml:id="ct106652629390016" text:id="ct106652629390016">
          <text:insertion>
            <office:change-info>
              <dc:creator>Carsten Ziegeler</dc:creator>
              <dc:date>2014-07-25T07:41:00</dc:date>
            </office:change-info>
          </text:insertion>
        </text:changed-region>
        <text:changed-region xml:id="ct105553117774336" text:id="ct105553117774336">
          <text:insertion>
            <office:change-info>
              <dc:creator>Carsten Ziegeler</dc:creator>
              <dc:date>2014-07-25T07:42:00</dc:date>
            </office:change-info>
          </text:insertion>
        </text:changed-region>
        <text:changed-region xml:id="ct106652629421696" text:id="ct106652629421696">
          <text:insertion>
            <office:change-info>
              <dc:creator>Carsten Ziegeler</dc:creator>
              <dc:date>2014-07-25T07:48:00</dc:date>
            </office:change-info>
          </text:insertion>
        </text:changed-region>
        <text:changed-region xml:id="ct106102873596288" text:id="ct106102873596288">
          <text:insertion>
            <office:change-info>
              <dc:creator>Carsten Ziegeler</dc:creator>
              <dc:date>2014-07-25T07:43:00</dc:date>
            </office:change-info>
          </text:insertion>
        </text:changed-region>
        <text:changed-region xml:id="ct106652629384832" text:id="ct106652629384832">
          <text:insertion>
            <office:change-info>
              <dc:creator>Carsten Ziegeler</dc:creator>
              <dc:date>2014-07-25T07:44:00</dc:date>
            </office:change-info>
          </text:insertion>
        </text:changed-region>
        <text:changed-region xml:id="ct106102873576320" text:id="ct106102873576320">
          <text:insertion>
            <office:change-info>
              <dc:creator>Carsten Ziegeler</dc:creator>
              <dc:date>2014-07-25T07:50:00</dc:date>
            </office:change-info>
          </text:insertion>
        </text:changed-region>
        <text:changed-region xml:id="ct106102873577088" text:id="ct106102873577088">
          <text:insertion>
            <office:change-info>
              <dc:creator>Carsten Ziegeler</dc:creator>
              <dc:date>2014-07-25T07:51:00</dc:date>
            </office:change-info>
          </text:insertion>
        </text:changed-region>
        <text:changed-region xml:id="ct106102873605696" text:id="ct106102873605696">
          <text:deletion>
            <office:change-info>
              <dc:creator>Carsten Ziegeler</dc:creator>
              <dc:date>2014-07-25T07:52:00</dc:date>
            </office:change-info>
            <text:list xml:id="list9212019540495148019" text:style-name="L3">
              <text:list-item>
                <text:p text:style-name="P5">Instead of calling the bind method, the field is set to a value according to the used type</text:p>
              </text:list-item>
              <text:list-item>
                <text:p text:style-name="P5">Instead of calling the unbind method:</text:p>
                <text:list>
                  <text:list-item>
                    <text:p text:style-name="P5">If the field has the same value as the unbound service or the value of the field is associated with the unbound service, the field is set to null</text:p>
                  </text:list-item>
                  <text:list-item>
                    <text:p text:style-name="P5">In all other cases the field is left untouched</text:p>
                  </text:list-item>
                </text:list>
              </text:list-item>
              <text:list-item>
                <text:p text:style-name="P5">Instead of calling the updated method, the value of the field is updated if it contains the service properties either directly or through a <text:span text:style-name="T2">Map.Entry. </text:span>In the other cases, the field does not need to be updated as the value of the field does not change.</text:p>
              </text:list-item>
            </text:list>
          </text:deletion>
        </text:changed-region>
        <text:changed-region xml:id="ct105553117773952" text:id="ct105553117773952">
          <text:insertion>
            <office:change-info>
              <dc:creator>Carsten Ziegeler</dc:creator>
              <dc:date>2014-07-25T08:06:00</dc:date>
            </office:change-info>
          </text:insertion>
        </text:changed-region>
        <text:changed-region xml:id="ct106652629378880" text:id="ct106652629378880">
          <text:deletion>
            <office:change-info>
              <dc:creator>Carsten Ziegeler</dc:creator>
              <dc:date>2014-07-25T08:04:00</dc:date>
            </office:change-info>
            <text:p text:style-name="Body"><text:span text:style-name="T2">event</text:span></text:p>
          </text:deletion>
        </text:changed-region>
        <text:changed-region xml:id="ct106652629424960" text:id="ct106652629424960">
          <text:insertion>
            <office:change-info>
              <dc:creator>Carsten Ziegeler</dc:creator>
              <dc:date>2014-07-25T08:04:00</dc:date>
            </office:change-info>
          </text:insertion>
        </text:changed-region>
        <text:changed-region xml:id="ct105553117773376" text:id="ct105553117773376">
          <text:deletion>
            <office:change-info>
              <dc:creator>Carsten Ziegeler</dc:creator>
              <dc:date>2014-07-25T08:04:00</dc:date>
            </office:change-info>
            <text:p text:style-name="Body"><text:span text:style-name="T1">event</text:span></text:p>
          </text:deletion>
        </text:changed-region>
        <text:changed-region xml:id="ct105553117750336" text:id="ct105553117750336">
          <text:insertion>
            <office:change-info>
              <dc:creator>Carsten Ziegeler</dc:creator>
              <dc:date>2014-07-25T08:04:00</dc:date>
            </office:change-info>
          </text:insertion>
        </text:changed-region>
        <text:changed-region xml:id="ct105553117788544" text:id="ct105553117788544">
          <text:insertion>
            <office:change-info>
              <dc:creator>Carsten Ziegeler</dc:creator>
              <dc:date>2014-07-25T08:07:00</dc:date>
            </office:change-info>
          </text:insertion>
        </text:changed-region>
        <text:changed-region xml:id="ct105553117741888" text:id="ct105553117741888">
          <text:deletion>
            <office:change-info>
              <dc:creator>Carsten Ziegeler</dc:creator>
              <dc:date>2014-07-25T08:10:00</dc:date>
            </office:change-info>
            <text:list xml:id="list1677337932" text:continue-numbering="true" text:style-name="L3">
              <text:list-item>
                <text:p text:style-name="P6">Instead of calling the bind method, the add() method is called on the aggregate.</text:p>
              </text:list-item>
              <text:list-item>
                <text:p text:style-name="P5">Instead of calling the unbind method, the remove() method is called on the aggregate.</text:p>
              </text:list-item>
              <text:list-item>
                <text:p text:style-name="P6"><text:span text:style-name="T3">TODO</text:span>: how do we handle the update method, remove() followed by add() would be on option, optionally a method could be configured to be used?</text:p>
              </text:list-item>
            </text:list>
          </text:deletion>
        </text:changed-region>
        <text:changed-region xml:id="ct105553117793728" text:id="ct105553117793728">
          <text:insertion>
            <office:change-info>
              <dc:creator>Carsten Ziegeler</dc:creator>
              <dc:date>2014-07-25T08:11:00</dc:date>
            </office:change-info>
          </text:insertion>
        </text:changed-region>
        <text:changed-region xml:id="ct105553117788736" text:id="ct105553117788736">
          <text:deletion>
            <office:change-info>
              <dc:creator>Carsten Ziegeler</dc:creator>
              <dc:date>2014-07-25T08:14:00</dc:date>
            </office:change-info>
            <text:list xml:id="list1499386533" text:continue-numbering="true" text:style-name="L3">
              <text:list-item>
                <text:p text:style-name="P5">Instead of calling the bind method, the field is set to a new collection including the new service.</text:p>
              </text:list-item>
              <text:list-item>
                <text:p text:style-name="P5">Instead of calling the unbind method, a new collection without the unbound service is set. If there is no matching service, an empty collection is set as the value.</text:p>
              </text:list-item>
              <text:list-item>
                <text:p text:style-name="P5">Instead of calling the updated method, for cardinality multiple the field is updated with a new collection if it is referencing the component properties.</text:p>
              </text:list-item>
            </text:list>
          </text:deletion>
        </text:changed-region>
        <text:changed-region xml:id="ct107202387249216" text:id="ct107202387249216">
          <text:deletion>
            <office:change-info>
              <dc:creator>Carsten Ziegeler</dc:creator>
              <dc:date>2014-07-25T08:14:00</dc:date>
            </office:change-info>
            <text:list xml:id="list2114943811" text:continue-numbering="true" text:style-name="L3">
              <text:list-item>
                <text:p text:style-name="P7">java.util.Set</text:p>
              </text:list-item>
              <text:list-item>
                <text:p text:style-name="P7">java.util.SortedSet</text:p>
              </text:list-item>
            </text:list>
          </text:deletion>
        </text:changed-region>
        <text:changed-region xml:id="ct105553117794688" text:id="ct105553117794688">
          <text:deletion>
            <office:change-info>
              <dc:creator>Carsten Ziegeler</dc:creator>
              <dc:date>2014-07-25T08:15:00</dc:date>
            </office:change-info>
            <text:p text:style-name="P4">In this case, o</text:p>
          </text:deletion>
        </text:changed-region>
        <text:changed-region xml:id="ct105553117792576" text:id="ct105553117792576">
          <text:insertion>
            <office:change-info>
              <dc:creator>Carsten Ziegeler</dc:creator>
              <dc:date>2014-07-25T08:15:00</dc:date>
            </office:change-info>
          </text:insertion>
        </text:changed-region>
        <text:changed-region xml:id="ct106102873598016" text:id="ct106102873598016">
          <text:insertion>
            <office:change-info>
              <dc:creator>Carsten Ziegeler</dc:creator>
              <dc:date>2014-07-25T08:15:00</dc:date>
            </office:change-info>
          </text:insertion>
        </text:changed-region>
        <text:changed-region xml:id="ct106652629431872" text:id="ct106652629431872">
          <text:insertion>
            <office:change-info>
              <dc:creator>Carsten Ziegeler</dc:creator>
              <dc:date>2014-07-25T08:15:00</dc:date>
            </office:change-info>
          </text:insertion>
        </text:changed-region>
        <text:changed-region xml:id="ct105553117745920" text:id="ct105553117745920">
          <text:deletion>
            <office:change-info>
              <dc:creator>Carsten Ziegeler</dc:creator>
              <dc:date>2014-07-25T07:52:00</dc:date>
            </office:change-info>
            <text:h text:style-name="Heading_20_3" text:outline-level="3">Event</text:h>
          </text:deletion>
        </text:changed-region>
        <text:changed-region xml:id="ct105553117748800" text:id="ct105553117748800">
          <text:insertion>
            <office:change-info>
              <dc:creator>Carsten Ziegeler</dc:creator>
              <dc:date>2014-07-25T07:52:00</dc:date>
            </office:change-info>
          </text:insertion>
        </text:changed-region>
        <text:changed-region xml:id="ct106102873601088" text:id="ct106102873601088">
          <text:deletion>
            <office:change-info>
              <dc:creator>Carsten Ziegeler</dc:creator>
              <dc:date>2014-07-25T07:52:00</dc:date>
            </office:change-info>
            <text:p text:style-name="P4">event</text:p>
          </text:deletion>
        </text:changed-region>
        <text:changed-region xml:id="ct106102873601472" text:id="ct106102873601472">
          <text:insertion>
            <office:change-info>
              <dc:creator>Carsten Ziegeler</dc:creator>
              <dc:date>2014-07-25T07:52:00</dc:date>
            </office:change-info>
          </text:insertion>
        </text:changed-region>
        <text:changed-region xml:id="ct106102873575936" text:id="ct106102873575936">
          <text:deletion>
            <office:change-info>
              <dc:creator>Carsten Ziegeler</dc:creator>
              <dc:date>2014-07-25T08:16:00</dc:date>
            </office:change-info>
            <text:p text:style-name="P4">s</text:p>
          </text:deletion>
        </text:changed-region>
        <text:changed-region xml:id="ct106652629388480" text:id="ct106652629388480">
          <text:deletion>
            <office:change-info>
              <dc:creator>Carsten Ziegeler</dc:creator>
              <dc:date>2014-07-25T08:17:00</dc:date>
            </office:change-info>
            <text:p text:style-name="P4">In the case of the </text:p>
          </text:deletion>
        </text:changed-region>
        <text:changed-region xml:id="ct105553117795648" text:id="ct105553117795648">
          <text:deletion>
            <office:change-info>
              <dc:creator>Carsten Ziegeler</dc:creator>
              <dc:date>2014-07-25T08:05:00</dc:date>
            </office:change-info>
            <text:p text:style-name="P4">event</text:p>
          </text:deletion>
        </text:changed-region>
        <text:changed-region xml:id="ct106652629426496" text:id="ct106652629426496">
          <text:deletion>
            <office:change-info>
              <dc:creator>Carsten Ziegeler</dc:creator>
              <dc:date>2014-07-25T08:17:00</dc:date>
            </office:change-info>
            <text:p text:style-name="P4"><text:s/>strategy,</text:p>
          </text:deletion>
        </text:changed-region>
        <text:changed-region xml:id="ct106102873603200" text:id="ct106102873603200">
          <text:insertion>
            <office:change-info>
              <dc:creator>Carsten Ziegeler</dc:creator>
              <dc:date>2014-07-25T08:17:00</dc:date>
            </office:change-info>
          </text:insertion>
        </text:changed-region>
        <text:changed-region xml:id="ct106102873605312" text:id="ct106102873605312">
          <text:deletion>
            <office:change-info>
              <dc:creator>Carsten Ziegeler</dc:creator>
              <dc:date>2014-07-25T08:17:00</dc:date>
            </office:change-info>
            <text:p text:style-name="P4">the add/remove methods</text:p>
          </text:deletion>
        </text:changed-region>
        <text:changed-region xml:id="ct106652629379840" text:id="ct106652629379840">
          <text:insertion>
            <office:change-info>
              <dc:creator>Carsten Ziegeler</dc:creator>
              <dc:date>2014-07-25T08:17:00</dc:date>
            </office:change-info>
          </text:insertion>
        </text:changed-region>
        <text:changed-region xml:id="ct106652629354880" text:id="ct106652629354880">
          <text:insertion>
            <office:change-info>
              <dc:creator>Carsten Ziegeler</dc:creator>
              <dc:date>2014-07-25T08:18:00</dc:date>
            </office:change-info>
          </text:insertion>
        </text:changed-region>
        <text:changed-region xml:id="ct106652629354688" text:id="ct106652629354688">
          <text:deletion>
            <office:change-info>
              <dc:creator>Carsten Ziegeler</dc:creator>
              <dc:date>2014-07-25T08:18:00</dc:date>
            </office:change-info>
            <text:p text:style-name="P4">of</text:p>
          </text:deletion>
        </text:changed-region>
        <text:changed-region xml:id="ct105553117777024" text:id="ct105553117777024">
          <text:deletion>
            <office:change-info>
              <dc:creator>Carsten Ziegeler</dc:creator>
              <dc:date>2014-07-25T08:18:00</dc:date>
            </office:change-info>
            <text:p text:style-name="P4">are used </text:p>
          </text:deletion>
        </text:changed-region>
        <text:changed-region xml:id="ct106652629390208" text:id="ct106652629390208">
          <text:insertion>
            <office:change-info>
              <dc:creator>Carsten Ziegeler</dc:creator>
              <dc:date>2014-07-25T08:27:00</dc:date>
            </office:change-info>
          </text:insertion>
        </text:changed-region>
        <text:changed-region xml:id="ct105553117799680" text:id="ct105553117799680">
          <text:deletion>
            <office:change-info>
              <dc:creator>Carsten Ziegeler</dc:creator>
              <dc:date>2014-07-25T08:05:00</dc:date>
            </office:change-info>
            <text:p text:style-name="Body"><text:span text:style-name="T2">event</text:span></text:p>
          </text:deletion>
        </text:changed-region>
        <text:changed-region xml:id="ct105553117779904" text:id="ct105553117779904">
          <text:insertion>
            <office:change-info>
              <dc:creator>Carsten Ziegeler</dc:creator>
              <dc:date>2014-07-25T08:05:00</dc:date>
            </office:change-info>
          </text:insertion>
        </text:changed-region>
        <text:changed-region xml:id="ct105553117798528" text:id="ct105553117798528">
          <text:deletion>
            <office:change-info>
              <dc:creator>Carsten Ziegeler</dc:creator>
              <dc:date>2014-07-25T08:05:00</dc:date>
            </office:change-info>
            <text:p text:style-name="Body"><text:span text:style-name="T2">event</text:span></text:p>
          </text:deletion>
        </text:changed-region>
        <text:changed-region xml:id="ct105553117799104" text:id="ct105553117799104">
          <text:insertion>
            <office:change-info>
              <dc:creator>Carsten Ziegeler</dc:creator>
              <dc:date>2014-07-25T08:05:00</dc:date>
            </office:change-info>
          </text:insertion>
        </text:changed-region>
        <text:changed-region xml:id="ct105553117800640" text:id="ct105553117800640">
          <text:deletion>
            <office:change-info>
              <dc:creator>Carsten Ziegeler</dc:creator>
              <dc:date>2014-07-25T08:19:00</dc:date>
            </office:change-info>
            <text:p text:style-name="Body">To handle one of the supported <text:span text:style-name="T2">Map.Entry</text:span> types, the attribute <text:span text:style-name="T2">keytype</text:span> can be used to specify the key type of the <text:span text:style-name="T2">Map.Entry</text:span>. The allowed values are <text:span text:style-name="T2">properties</text:span> and <text:span text:style-name="T2">reference</text:span>. It defaults to <text:span text:style-name="T2">properties</text:span>.</text:p>
          </text:deletion>
        </text:changed-region>
        <text:changed-region xml:id="ct105553117803904" text:id="ct105553117803904">
          <text:insertion>
            <office:change-info>
              <dc:creator>Carsten Ziegeler</dc:creator>
              <dc:date>2014-07-25T08:28:00</dc:date>
            </office:change-info>
          </text:insertion>
        </text:changed-region>
        <text:changed-region xml:id="ct106102873620480" text:id="ct106102873620480">
          <text:deletion>
            <office:change-info>
              <dc:creator>Carsten Ziegeler</dc:creator>
              <dc:date>2014-07-25T08:36:00</dc:date>
            </office:change-info>
            <text:p text:style-name="Body"><text:span text:style-name="T2">interface</text:span></text:p>
          </text:deletion>
        </text:changed-region>
        <text:changed-region xml:id="ct106102873582656" text:id="ct106102873582656">
          <text:insertion>
            <office:change-info>
              <dc:creator>Carsten Ziegeler</dc:creator>
              <dc:date>2014-07-25T08:36:00</dc:date>
            </office:change-info>
          </text:insertion>
        </text:changed-region>
        <text:changed-region xml:id="ct106652629386752" text:id="ct106652629386752">
          <text:deletion>
            <office:change-info>
              <dc:creator>Carsten Ziegeler</dc:creator>
              <dc:date>2014-07-25T08:20:00</dc:date>
            </office:change-info>
            <text:p text:style-name="Body"><text:span text:style-name="T1">The only exception is the reference policy, if not specified it defaults to </text:span><text:span text:style-name="T2">greedy</text:span><text:span text:style-name="T1"> (and not </text:span><text:span text:style-name="T2">reluctant</text:span><text:span text:style-name="T1">).</text:span></text:p>
          </text:deletion>
        </text:changed-region>
        <text:changed-region xml:id="ct105553117790080" text:id="ct105553117790080">
          <text:insertion>
            <office:change-info>
              <dc:creator>Carsten Ziegeler</dc:creator>
              <dc:date>2014-07-25T08:20:00</dc:date>
            </office:change-info>
          </text:insertion>
        </text:changed-region>
        <text:changed-region xml:id="ct105553117772992" text:id="ct105553117772992">
          <text:deletion>
            <office:change-info>
              <dc:creator>Carsten Ziegeler</dc:creator>
              <dc:date>2014-07-25T08:20:00</dc:date>
            </office:change-info>
            <text:p text:style-name="P4">, <text:span text:style-name="T2">java.util.Set</text:span>, or <text:span text:style-name="T2">java.util.SortedSet</text:span>,</text:p>
          </text:deletion>
        </text:changed-region>
        <text:changed-region xml:id="ct106102873615488" text:id="ct106102873615488">
          <text:deletion>
            <office:change-info>
              <dc:creator>Carsten Ziegeler</dc:creator>
              <dc:date>2014-07-25T08:21:00</dc:date>
            </office:change-info>
            <text:p text:style-name="P4">multiple </text:p>
          </text:deletion>
        </text:changed-region>
        <text:changed-region xml:id="ct107202385258624" text:id="ct107202385258624">
          <text:deletion>
            <office:change-info>
              <dc:creator>Carsten Ziegeler</dc:creator>
              <dc:date>2014-07-25T08:36:00</dc:date>
            </office:change-info>
            <text:p text:style-name="P4"><text:span text:style-name="T2">interface</text:span></text:p>
          </text:deletion>
        </text:changed-region>
        <text:changed-region xml:id="ct107202385278016" text:id="ct107202385278016">
          <text:insertion>
            <office:change-info>
              <dc:creator>Carsten Ziegeler</dc:creator>
              <dc:date>2014-07-25T08:36:00</dc:date>
            </office:change-info>
          </text:insertion>
        </text:changed-region>
        <text:changed-region xml:id="ct105553117733632" text:id="ct105553117733632">
          <text:deletion>
            <office:change-info>
              <dc:creator>Carsten Ziegeler</dc:creator>
              <dc:date>2014-07-25T08:22:00</dc:date>
            </office:change-info>
            <text:p text:style-name="P4">s</text:p>
          </text:deletion>
        </text:changed-region>
        <text:changed-region xml:id="ct107202385279168" text:id="ct107202385279168">
          <text:deletion>
            <office:change-info>
              <dc:creator>Carsten Ziegeler</dc:creator>
              <dc:date>2014-07-25T08:22:00</dc:date>
            </office:change-info>
            <text:p text:style-name="P4">and <text:span text:style-name="T2">keytype</text:span> </text:p>
          </text:deletion>
        </text:changed-region>
        <text:changed-region xml:id="ct105553117751488" text:id="ct105553117751488">
          <text:deletion>
            <office:change-info>
              <dc:creator>Carsten Ziegeler</dc:creator>
              <dc:date>2014-07-25T08:22:00</dc:date>
            </office:change-info>
            <text:p text:style-name="P4">are</text:p>
          </text:deletion>
        </text:changed-region>
        <text:changed-region xml:id="ct105553117790656" text:id="ct105553117790656">
          <text:insertion>
            <office:change-info>
              <dc:creator>Carsten Ziegeler</dc:creator>
              <dc:date>2014-07-25T08:22:00</dc:date>
            </office:change-info>
          </text:insertion>
        </text:changed-region>
        <text:changed-region xml:id="ct106652629433792" text:id="ct106652629433792">
          <text:deletion>
            <office:change-info>
              <dc:creator>Carsten Ziegeler</dc:creator>
              <dc:date>2014-07-25T08:05:00</dc:date>
            </office:change-info>
            <text:p text:style-name="P4">event</text:p>
          </text:deletion>
        </text:changed-region>
        <text:changed-region xml:id="ct106652629432832" text:id="ct106652629432832">
          <text:insertion>
            <office:change-info>
              <dc:creator>Carsten Ziegeler</dc:creator>
              <dc:date>2014-07-25T08:05:00</dc:date>
            </office:change-info>
          </text:insertion>
        </text:changed-region>
        <text:changed-region xml:id="ct106652629423424" text:id="ct106652629423424">
          <text:deletion>
            <office:change-info>
              <dc:creator>Carsten Ziegeler</dc:creator>
              <dc:date>2014-07-25T08:05:00</dc:date>
            </office:change-info>
            <text:p text:style-name="P4">event</text:p>
          </text:deletion>
        </text:changed-region>
        <text:changed-region xml:id="ct106652629421888" text:id="ct106652629421888">
          <text:insertion>
            <office:change-info>
              <dc:creator>Carsten Ziegeler</dc:creator>
              <dc:date>2014-07-25T08:05:00</dc:date>
            </office:change-info>
          </text:insertion>
        </text:changed-region>
        <text:changed-region xml:id="ct106102873583808" text:id="ct106102873583808">
          <text:deletion>
            <office:change-info>
              <dc:creator>Carsten Ziegeler</dc:creator>
              <dc:date>2014-07-25T08:05:00</dc:date>
            </office:change-info>
            <text:p text:style-name="P8"><text:span text:style-name="T4">EVENT</text:span></text:p>
          </text:deletion>
        </text:changed-region>
        <text:changed-region xml:id="ct106102873603008" text:id="ct106102873603008">
          <text:insertion>
            <office:change-info>
              <dc:creator>Carsten Ziegeler</dc:creator>
              <dc:date>2014-07-25T08:05:00</dc:date>
            </office:change-info>
          </text:insertion>
        </text:changed-region>
        <text:changed-region xml:id="ct106102873606464" text:id="ct106102873606464">
          <text:insertion>
            <office:change-info>
              <dc:creator>Carsten Ziegeler</dc:creator>
              <dc:date>2014-07-25T08:01:00</dc:date>
            </office:change-info>
          </text:insertion>
        </text:changed-region>
        <text:changed-region xml:id="ct105553117763584" text:id="ct105553117763584">
          <text:insertion>
            <office:change-info>
              <dc:creator>Carsten Ziegeler</dc:creator>
              <dc:date>2014-07-25T08:02:00</dc:date>
            </office:change-info>
          </text:insertion>
        </text:changed-region>
        <text:changed-region xml:id="ct105553117800256" text:id="ct105553117800256">
          <text:insertion>
            <office:change-info>
              <dc:creator>Carsten Ziegeler</dc:creator>
              <dc:date>2014-07-25T08:03:00</dc:date>
            </office:change-info>
          </text:insertion>
        </text:changed-region>
        <text:changed-region xml:id="ct106102873609536" text:id="ct106102873609536">
          <text:insertion>
            <office:change-info>
              <dc:creator>Carsten Ziegeler</dc:creator>
              <dc:date>2014-07-25T08:04:00</dc:date>
            </office:change-info>
          </text:insertion>
        </text:changed-region>
        <text:changed-region xml:id="ct106652629390784" text:id="ct106652629390784">
          <text:deletion>
            <office:change-info>
              <dc:creator>Carsten Ziegeler</dc:creator>
              <dc:date>2014-07-25T08:40:00</dc:date>
            </office:change-info>
            <text:p text:style-name="P9">new </text:p>
          </text:deletion>
        </text:changed-region>
        <text:changed-region xml:id="ct107202387249984" text:id="ct107202387249984">
          <text:deletion>
            <office:change-info>
              <dc:creator>Carsten Ziegeler</dc:creator>
              <dc:date>2014-07-25T08:30:00</dc:date>
            </office:change-info>
            <text:p text:style-name="P9">and not to methods. </text:p>
          </text:deletion>
        </text:changed-region>
        <text:changed-region xml:id="ct107202387249792" text:id="ct107202387249792">
          <text:insertion>
            <office:change-info>
              <dc:creator>Carsten Ziegeler</dc:creator>
              <dc:date>2014-07-25T08:30:00</dc:date>
            </office:change-info>
          </text:insertion>
        </text:changed-region>
        <text:changed-region xml:id="ct105553117742272" text:id="ct105553117742272">
          <text:insertion>
            <office:change-info>
              <dc:creator>Carsten Ziegeler</dc:creator>
              <dc:date>2014-07-25T08:40:00</dc:date>
            </office:change-info>
          </text:insertion>
        </text:changed-region>
        <text:changed-region xml:id="ct105553117780096" text:id="ct105553117780096">
          <text:insertion>
            <office:change-info>
              <dc:creator>Carsten Ziegeler</dc:creator>
              <dc:date>2014-07-25T08:41:00</dc:date>
            </office:change-info>
          </text:insertion>
        </text:changed-region>
        <text:changed-region xml:id="ct105553117749568" text:id="ct105553117749568">
          <text:insertion>
            <office:change-info>
              <dc:creator>Carsten Ziegeler</dc:creator>
              <dc:date>2014-07-25T08:42:00</dc:date>
            </office:change-info>
          </text:insertion>
        </text:changed-region>
        <text:changed-region xml:id="ct106102873583040" text:id="ct106102873583040">
          <text:insertion>
            <office:change-info>
              <dc:creator>Carsten Ziegeler</dc:creator>
              <dc:date>2014-07-25T08: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15"/>
      <text:p text:style-name="P29">Draft<text:line-break/><text:line-break/><text:page-count>15</text:page-count> Pages</text:p>
      <text:p text:style-name="P28"/>
      <text:p text:style-name="P37">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8">This RFC focuses on field injection for Declarative Services.</text:p>
      <text:h text:style-name="P45" text:outline-level="1" text:restart-numbering="true" text:start-value="-1">Document Information</text:h>
      <text:h text:style-name="P46" text:outline-level="2">License</text:h>
      <text:p text:style-name="P24">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46"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Body"><text:span text:style-name="T16">This document can be downloaded from the OSGi Alliance design repository at </text:span><text:a xlink:type="simple" xlink:href="https://github.com/osgi/design" text:style-name="Internet_20_link" text:visited-style-name="Visited_20_Internet_20_Link"><text:span text:style-name="T16">https://github.com/osgi/design</text:span></text:a><text:span text:style-name="T1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2">0 Document Information<text:tab/>2</text:p>
          <text:p text:style-name="P53">0.1 License<text:tab/>2</text:p>
          <text:p text:style-name="P53">0.2 Trademarks<text:tab/>3</text:p>
          <text:p text:style-name="P53">0.3 Feedback<text:tab/>3</text:p>
          <text:p text:style-name="P53">0.4 Table of Contents<text:tab/>3</text:p>
          <text:p text:style-name="P53">0.5 Terminology and Document Conventions<text:tab/>4</text:p>
          <text:p text:style-name="P53">0.6 Revision History<text:tab/>4</text:p>
          <text:p text:style-name="P52">1 Introduction<text:tab/>5</text:p>
          <text:p text:style-name="P52">2 Application Domain<text:tab/>5</text:p>
          <text:p text:style-name="P53">2.1 Terminology + Abbreviations<text:tab/>5</text:p>
          <text:p text:style-name="P52">3 Problem Description<text:tab/>6</text:p>
          <text:p text:style-name="P52">4 Requirements<text:tab/>6</text:p>
          <text:p text:style-name="P52">5 Technical Solution<text:tab/>7</text:p>
          <text:p text:style-name="P53">5.1 Supported Field Types<text:tab/>7</text:p>
          <text:p text:style-name="P53">5.2 Field Injection Strategies<text:tab/>8</text:p>
          <text:p text:style-name="P53">5.3 Aggregate Types<text:tab/>9</text:p>
          <text:p text:style-name="P54">5.3.1 Replace Strategy<text:tab/>9</text:p>
          <text:p text:style-name="P54">5.3.2 EventUpdate Strategy<text:tab/>9</text:p>
          <text:p text:style-name="P53">5.4 XML Schema<text:tab/>10</text:p>
          <text:p text:style-name="P53">5.5 Annotation<text:tab/>10</text:p>
          <text:p text:style-name="P53">5.6 Component Development<text:tab/>11</text:p>
          <text:p text:style-name="P53">5.7 Examples<text:tab/>11</text:p>
          <text:p text:style-name="P53"><text:soft-page-break/>5.8 Updates to DS<text:tab/>12</text:p>
          <text:p text:style-name="P52">6 Data Transfer Objects<text:tab/>12</text:p>
          <text:p text:style-name="P52">7 Javadoc<text:tab/>13</text:p>
          <text:p text:style-name="P52">8 Considered Alternatives<text:tab/>13</text:p>
          <text:p text:style-name="P53">8.1 Byte Code Generation<text:tab/>13</text:p>
          <text:p text:style-name="P53">8.2 Volatile vs AtomicXXX<text:tab/>13</text:p>
          <text:p text:style-name="P53">8.3 Support for Collections in Methods<text:tab/>13</text:p>
          <text:p text:style-name="P52">9 Security Considerations<text:tab/>14</text:p>
          <text:p text:style-name="P52">10 Document Support<text:tab/>14</text:p>
          <text:p text:style-name="P53">10.1 References<text:tab/>14</text:p>
          <text:p text:style-name="P53">10.2 Author’s Address<text:tab/>14</text:p>
          <text:p text:style-name="P53">10.3 Acronyms and Abbreviations<text:tab/>14</text:p>
          <text:p text:style-name="P53">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7">Source code is shown in this typeface</text:span>.</text:p>
      <text:h text:style-name="Heading_20_2" text:outline-level="2">Revision History</text:h>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4-07-04">
            <text:p text:style-name="P32">04.07.14</text:p>
          </table:table-cell>
          <table:table-cell table:style-name="Table1.C1" office:value-type="string">
            <text:p text:style-name="P32">Initial proposal – replace strategy</text:p>
            <text:p text:style-name="P32">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17">
            <text:p text:style-name="P32">17.07.14</text:p>
          </table:table-cell>
          <table:table-cell table:style-name="Table1.C3" office:value-type="string">
            <text:p text:style-name="P32">Update</text:p>
            <text:p text:style-name="P32">Different strategies – event and replace</text:p>
            <text:p text:style-name="P32">Avoid type evaluation at runtime</text:p>
            <text:p text:style-name="P32">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25">
            <text:p text:style-name="P32">25.07.14</text:p>
          </table:table-cell>
          <table:table-cell table:style-name="Table1.C3" office:value-type="string">
            <text:p text:style-name="P32">Update based on CPEG call:</text:p>
            <text:p text:style-name="P32">Removed support for some types, clarified field handling mechanism, renamed event strategy to update strategy</text:p>
            <text:p text:style-name="P32">Carsten Ziegeler (Adobe Systems Incorporated)</text:p>
          </table:table-cell>
        </table:table-row>
      </table:table>
      <text:p text:style-name="Body"/>
      <text:h text:style-name="Heading_20_1" text:outline-level="1"><text:soft-page-break/>Introduction</text:h>
      <text:p text:style-name="P31">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9">This RFC focuses on field injection for Declarative Services.</text:p>
      <text:h text:style-name="Heading_20_1" text:outline-level="1">Application Domain</text:h>
      <text:p text:style-name="P17">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7">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7">In other component models, like Apache Felix iPojo, CDI or the Spring Framework, field injection is very popular and field injection missing in DS has always been a larger criticism against DS.</text:p>
      <text:p text:style-name="P17">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er number.</text:p>
      <text:h text:style-name="Heading_20_2" text:outline-level="2">Terminology + Abbreviations</text:h>
      <text:p text:style-name="P43">DS<text:tab/>Declarative Services</text:p>
      <text:p text:style-name="P43">POJO<text:tab/>Plain old Java Object; term use for objects not implementing and framework specific plumbing such as Servlet API, Spring API, or OSGi API.</text:p>
      <text:p text:style-name="P17">SCR <text:s text:c="5"/>Service Components Runtime; generally the implementation of the Declarative Services Specification; also the name of the Apache Felix implementation (Apache Felix SCR).</text:p>
      <text:h text:style-name="Heading_20_1" text:outline-level="1"><text:soft-page-break/>Problem Description</text:h>
      <text:p text:style-name="P19">The current DS component model for handling references supports two different ways, the lookup strategy and the event strategy. When using the lookup strategy, a service is lookup through the <text:span text:style-name="T2">ComponentContext</text:span> each time it is used. The event strategy is based on implementing bind/unbind/update methods. The model describes when and in <text:span text:style-name="T19">which order these methods are invoked. This depends on the cardinality of the reference (unary or multiple), whether the reference is mandatory and whether the reference is dynamic or static.</text:span></text:p>
      <text:p text:style-name="P21">Field injection can be added to the model in two ways:</text:p>
      <text:list xml:id="list6893578761116252824" text:style-name="L4">
        <text:list-item>
          <text:p text:style-name="P48">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8">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21">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Requirements</text:h>
      <text:p text:style-name="P18">FID001 – The solution MUST provide a way to define field injection when developing DS components.</text:p>
      <text:p text:style-name="P18">FID002 – The solution MUST support the same functionality as the reference handling through methods.</text:p>
      <text:p text:style-name="P18">FID003 – The solution SHOULD outline the implications for the component developer with respect to thread safety concerns for accessing the value of the injected field.</text:p>
      <text:p text:style-name="P18">FID004 – The solution SHOULD not be tied to Java 5+. It should be usable with lower Java versions.</text:p>
      <text:p text:style-name="P18"/>
      <text:h text:style-name="Heading_20_1" text:outline-level="1"><text:soft-page-break/>Technical Solution</text:h>
      <text:p text:style-name="Body">The technical solution proposes <text:span text:style-name="T1">changes in DS, enhancing the XML schema and a new annotation for field injection.</text:span></text:p>
      <text:p text:style-name="P22">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22">If a field references a service of type <text:span text:style-name="T26">SE</text:span> and <text:span text:style-name="T26">IN</text:span> is a type that is assignable from <text:span text:style-name="T26">SE</text:span>, the following types are supported for a field of cardinality unary:</text:p>
      <text:list xml:id="list1209903911" text:continue-list="list1158419262776281491" text:style-name="L1">
        <text:list-item>
          <text:p text:style-name="P59">IN</text:p>
        </text:list-item>
        <text:list-item>
          <text:p text:style-name="P2">org.osgi.framework.ServiceReference</text:p>
        </text:list-item>
        <text:list-item>
          <text:p text:style-name="P2">org.osgi.framework.ServiceObjects</text:p>
        </text:list-item>
        <text:list-item>
          <text:p text:style-name="P66"><text:span text:style-name="T2">java.util.Map</text:span> for injecting the service properties (Map&lt;String, Object&gt;)</text:p>
        </text:list-item>
        <text:list-item>
          <text:p text:style-name="P2">java.util.Map.Entry<text:change text:change-id="ct105553117753024"/> <text:span text:style-name="T1">- the </text:span><text:change-start text:change-id="ct105553117772800"/><text:span text:style-name="T1">key of the entry is a </text:span><text:change-end text:change-id="ct105553117772800"/><text:span text:style-name="T1">map </text:span><text:change text:change-id="ct105553117772608"/><text:change-start text:change-id="ct105553117773568"/><text:span text:style-name="T1">containing</text:span><text:change-end text:change-id="ct105553117773568"/><text:span text:style-name="T1"> the service properties (Map&lt;String, Object&gt;)</text:span><text:change-start text:change-id="ct106652629421312"/><text:span text:style-name="T1"> and the value is the service (IN).</text:span><text:change-end text:change-id="ct106652629421312"/></text:p>
        </text:list-item>
        <text:list-item>
          <text:p text:style-name="P2"><text:change text:change-id="ct106652629421120"/></text:p>
        </text:list-item>
      </text:list>
      <text:p text:style-name="P4"/>
      <text:p text:style-name="P4"><text:change-start text:change-id="ct105553117749760"/>The <text:span text:style-name="T2">java.util.Map</text:span> containing the service properties additionally implements <text:span text:style-name="T2">Comparable</text:span>. The <text:span text:style-name="T2">compareTo()</text:span> method compares map objects based on service ranking and service id, highest ranking first. If two services have the same service ranking, the one with the lowest service id is ranked higher. The provided <text:span text:style-name="T2">java.util.Map.Entry</text:span> implements <text:span text:style-name="T2">Comparable</text:span> in the same way.</text:p>
      <text:p text:style-name="P4"/>
      <text:p text:style-name="P4"><text:change-end text:change-id="ct105553117749760"/>For a field reference of cardinality multiple different aggregate types of one of the unary types as defined above are supported:</text:p>
      <text:p text:style-name="P4"/>
      <text:list xml:id="list830976312" text:continue-list="list1260169124" text:style-name="L2">
        <text:list-item>
          <text:p text:style-name="P61">java.util.Collection</text:p>
        </text:list-item>
        <text:list-item>
          <text:p text:style-name="P3">java.util.List</text:p>
        </text:list-item>
        <text:list-item>
          <text:p text:style-name="P3"><text:change text:change-id="ct106652629421504"/></text:p>
        </text:list-item>
        <text:list-item>
          <text:p text:style-name="P3"><text:change text:change-id="ct105553117774528"/></text:p>
        </text:list-item>
        <text:list-item>
          <text:p text:style-name="P67">any subtype of the above aggregate types if the <text:change text:change-id="ct105553117771648"/><text:change-start text:change-id="ct105553117773184"/>update<text:change-end text:change-id="ct105553117773184"/> strategy is used for this field (see below)</text:p>
        </text:list-item>
      </text:list>
      <text:p text:style-name="P4"/>
      <text:p text:style-name="P4">Other field types are not supported. If a component is using an unsupported type, the component is not activated and the error situtation must be logged. Tooling might already detect the situation at build time and can issue an error to the developer.</text:p>
      <text:p text:style-name="P4"/>
      <text:p text:style-name="P4">At runtime, the DS implementation reads the component XML (see <text:bookmark-ref text:reference-format="chapter" text:ref-name="__RefHeading__1077_627894780">5.4</text:bookmark-ref>) and therefore gets the cardinality of the field and the type of the reference <text:span text:style-name="T26">SE</text:span>. If the cardinality is unary, the DS implementation can detect the type of the field through reflection. <text:change text:change-id="ct106102873601664"/><text:s/>For the rare case that the referenced service is one of <text:span text:style-name="T2">ServiceReference, ServiceObjects, java.util.Map </text:span>or<text:span text:style-name="T2"> java.util.Map.Entry</text:span> and the same type is used for the field, only the service itself will be injected into the field.</text:p>
      <text:p text:style-name="P4"/>
      <text:p text:style-name="P4"><text:soft-page-break/>For cardinality multiple the aggregate type is always a subtype of <text:span text:style-name="T2">java.util.Collection</text:span><text:span text:style-name="T1">, the XML contains the information about the aggregated type</text:span><text:span text:style-name="T2">.</text:span></text:p>
      <text:h text:style-name="Heading_20_2" text:outline-level="2">Field Injection Strategies</text:h>
      <text:p text:style-name="Body"><text:span text:style-name="T1">For fields of cardinality unary the </text:span><text:span text:style-name="T2">replace</text:span><text:span text:style-name="T1"> strategy is always used. With this strategy the value of the field is replaced whenever changes regarding the referenced service occur. The field is set by DS in the same way and order as DS would call the methods for method injection:</text:span><text:change-start text:change-id="ct106652629390016"/></text:p>
      <text:list xml:id="list634087973319274137" text:style-name="L8">
        <text:list-item>
          <text:p text:style-name="P50"><text:change-end text:change-id="ct106652629390016"/><text:change-start text:change-id="ct105553117774336"/><text:span text:style-name="T1">If the reference becomes satisfied, the field is set to a value according to the used type</text:span></text:p>
        </text:list-item>
        <text:list-item>
          <text:p text:style-name="P50"><text:change-end text:change-id="ct105553117774336"/><text:change-start text:change-id="ct106652629421696"/><text:span text:style-name="T1">If the bound service is replaced (see 112.5.10), the field is set to the new value.</text:span><text:change-end text:change-id="ct106652629421696"/><text:change-start text:change-id="ct106102873596288"/></text:p>
        </text:list-item>
        <text:list-item>
          <text:p text:style-name="P50"><text:span text:style-name="T1">If a reference becomes unsatisfied, the field is set to </text:span><text:span text:style-name="T2">null</text:span><text:span text:style-name="T1">.</text:span><text:change-end text:change-id="ct106102873596288"/><text:change-start text:change-id="ct106652629384832"/></text:p>
        </text:list-item>
        <text:list-item>
          <text:p text:style-name="P50"><text:span text:style-name="T1">If the service properties of a bound service are modified</text:span><text:change-end text:change-id="ct106652629384832"/><text:change-start text:change-id="ct106102873576320"/><text:span text:style-name="T1">, the value of the field is updated if it contains the service properties (</text:span><text:span text:style-name="T2">java.util.Map</text:span><text:span text:style-name="T1"> or </text:span><text:span text:style-name="T2">java.util.Map.Entry</text:span><text:span text:style-name="T1">). In other cases t</text:span><text:change-end text:change-id="ct106102873576320"/><text:change-start text:change-id="ct106102873577088"/><text:span text:style-name="T1">he field does not need to be updated as the value of the field does not change.</text:span><text:change-end text:change-id="ct106102873577088"/></text:p>
        </text:list-item>
      </text:list>
      <text:list xml:id="list1631316921" text:continue-list="list2114943811" text:style-name="L3">
        <text:list-item>
          <text:p text:style-name="P5"><text:change text:change-id="ct106102873605696"/><text:span text:style-name="T1"/></text:p>
        </text:list-item>
      </text:list>
      <text:p text:style-name="P4"/>
      <text:p text:style-name="P4">If the unary field reference has the policy dynamic, it must be declared as volatile. Otherwise other threads than the thread setting the field might never see an update of the field. If a component is using a non-volatile field for injection a dynamic unary reference, the component is not activate<text:change-start text:change-id="ct105553117773952"/>d<text:change-end text:change-id="ct105553117773952"/>. This error must be logged. In addition, the tooling processing an annotated field should already signal an error for this situation.</text:p>
      <text:p text:style-name="Body"><text:span text:style-name="T1">For fields of type multiple two different strategies can be used: the </text:span><text:span text:style-name="T2">replace</text:span><text:span text:style-name="T1"> and the </text:span><text:change text:change-id="ct106652629378880"/><text:change-start text:change-id="ct106652629424960"/><text:span text:style-name="T9">update</text:span><text:change-end text:change-id="ct106652629424960"/><text:span text:style-name="T1"> strategy. In the case of the </text:span><text:change text:change-id="ct105553117773376"/><text:change-start text:change-id="ct105553117750336"/><text:span text:style-name="T10">update</text:span><text:change-end text:change-id="ct105553117750336"/><text:span text:style-name="T1"> strategy for references of cardinality multple, the field is set once to the corresponding aggregate implementation (see below) and whenever changes to the set of referenced services occur, the collection is directly modified:</text:span></text:p>
      <text:list xml:id="list1118367576" text:continue-numbering="true" text:style-name="L3">
        <text:list-item>
          <text:p text:style-name="P5">If a developer is providing an implementation for the aggregate type, this needs to be done as part of the component object construction. If the field does not contain a value after constructing the object, it is set by the DS implementation right after the constructor is called. (More about the aggregate implementation in chapter <text:bookmark-ref text:reference-format="chapter" text:ref-name="__RefHeading__1079_627894780">5.3</text:bookmark-ref>.)</text:p>
        </text:list-item>
        <text:list-item>
          <text:p text:style-name="P5"><text:change-start text:change-id="ct105553117788544"/>For each bound service, <text:span text:style-name="T2">Collection.add()</text:span> is called on the aggregate.</text:p>
        </text:list-item>
        <text:list-item>
          <text:p text:style-name="P5">If a service is unbound, <text:span text:style-name="T2">Collection.remove()</text:span> is called on the aggreagte.</text:p>
        </text:list-item>
        <text:list-item>
          <text:p text:style-name="P5">If the service properties of a bound service are modified, <text:span text:style-name="T2">Collection.add()</text:span> followed by <text:span text:style-name="T2">Collection.remove()</text:span> is called if the aggregated type contains the service properties (<text:span text:style-name="T2">java.util.Map</text:span> or <text:span text:style-name="T2">java.util.Map.Entry</text:span>). In other cases, the collection is not modified.</text:p>
        </text:list-item>
        <text:list-item>
          <text:p text:style-name="P6"><text:change-end text:change-id="ct105553117788544"/><text:change text:change-id="ct105553117741888"/></text:p>
        </text:list-item>
      </text:list>
      <text:p text:style-name="P4"/>
      <text:p text:style-name="Body"><text:span text:style-name="T1">With the </text:span><text:span text:style-name="T2">replace</text:span><text:span text:style-name="T1"> strategy, always a new immutable collection is created and set as the value of the field. The field is set by DS in the same way and order as DS would call the methods for method injection:</text:span></text:p>
      <text:list xml:id="list2125568866" text:continue-numbering="true" text:style-name="L3">
        <text:list-item>
          <text:p text:style-name="P5"><text:soft-page-break/>Right after the component is constructed, the field is initialized with an empty collection. A value set by component code as part of construction the instance will be overwritten.</text:p>
        </text:list-item>
        <text:list-item>
          <text:p text:style-name="P5"><text:change-start text:change-id="ct105553117793728"/>When a new service is bound, the field is set to a new collection including the new service.</text:p>
        </text:list-item>
        <text:list-item>
          <text:p text:style-name="P5">When a service is unbound, the field is set to a new collection without that service. If there is no matching service, an empty collection is set as the value.</text:p>
        </text:list-item>
        <text:list-item>
          <text:p text:style-name="P5">If the service properties of a bound service are modified, the field is updated with a new collection if the aggregated type contains the service properties (<text:span text:style-name="T2">java.util.Map</text:span> or <text:span text:style-name="T2">java.util.Map.Entry</text:span>).</text:p>
        </text:list-item>
        <text:list-item>
          <text:p text:style-name="P5"><text:change-end text:change-id="ct105553117793728"/><text:change text:change-id="ct105553117788736"/></text:p>
        </text:list-item>
      </text:list>
      <text:p text:style-name="P4"/>
      <text:p text:style-name="P4">If a field reference of cardinality multiple is using the replace strategy and has the policy dynamic, it must be declared as volatile. Otherwise other threads than the thread setting the field might never see an update of the field. If a component is using a non-volatile field for injection in this case, the component is not activate. This error must be logged. In addition, the tooling processing an annotated field should already signal an error for this situation.</text:p>
      <text:p text:style-name="P22"/>
      <text:h text:style-name="P47" text:outline-level="2"><text:bookmark-start text:name="__RefHeading__1079_627894780"/>Aggregate Types<text:bookmark-end text:name="__RefHeading__1079_627894780"/></text:h>
      <text:p text:style-name="P22">For cardinality multiple the component developer can decide between providing an implementation for the aggregate type or lettting the DS implementation pick an implementation.</text:p>
      <text:h text:style-name="Heading_20_3" text:outline-level="3">Replace Strategy</text:h>
      <text:p text:style-name="P22">If the replace strategy is used, the DS implementation will pick the aggregate implementation. The aggregate type of the field must be one of</text:p>
      <text:list xml:id="list7242587976512248365" text:style-name="L5">
        <text:list-item>
          <text:p text:style-name="P63">java.util.Collection</text:p>
        </text:list-item>
        <text:list-item>
          <text:p text:style-name="P63">java.util.List</text:p>
        </text:list-item>
      </text:list>
      <text:list xml:id="list1544060595" text:continue-list="list2125568866" text:style-name="L3">
        <text:list-item>
          <text:p text:style-name="P7"><text:change text:change-id="ct107202387249216"/></text:p>
        </text:list-item>
      </text:list>
      <text:p text:style-name="P4"><text:change text:change-id="ct105553117794688"/><text:change-start text:change-id="ct105553117792576"/>O<text:change-end text:change-id="ct105553117792576"/>ther <text:change-start text:change-id="ct106102873598016"/>field <text:change-end text:change-id="ct106102873598016"/>types are not supported<text:change-start text:change-id="ct106652629431872"/> for the replace strategy<text:change-end text:change-id="ct106652629431872"/>.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4">The collection is immutable and sorted by service ranking, highest ranking first. In the case of a clash, the services with a lower service ID are sorted before those with a higher one. </text:p>
      <text:p text:style-name="P4"/>
      <text:h text:style-name="Heading_20_3" text:outline-level="3"><text:change text:change-id="ct105553117745920"/><text:change-start text:change-id="ct105553117748800"/>Update<text:change-end text:change-id="ct105553117748800"/> Strategy</text:h>
      <text:p text:style-name="P4"/>
      <text:p text:style-name="P4">If the <text:change text:change-id="ct106102873601088"/><text:change-start text:change-id="ct106102873601472"/>update<text:change-end text:change-id="ct106102873601472"/>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right after the constructor is called. </text:p>
      <text:p text:style-name="P4"/>
      <text:p text:style-name="P4">If the DS implementation provides the implementation of the aggregate type, the provided collection is thread safe and can safely be used concurrently. The collection is immutable for the component code, however the collection is not sorted.The same restrictions apply for the type of the aggregate as with using the replace strategy. The field must not be declared final. If it is declared as final, the component is not activated and an error must be logged. Tooling can already detect this error at build time and report it to the developer.</text:p>
      <text:p text:style-name="P4"><text:soft-page-break/></text:p>
      <text:p text:style-name="P4">If the component developer<text:change text:change-id="ct106102873575936"/> provides an implementation for the aggregate type, the field needs to be set during construction of the instance. The type of the field can be any of the supported types. <text:change text:change-id="ct106652629388480"/><text:change text:change-id="ct105553117795648"/><text:change text:change-id="ct106652629426496"/><text:s/><text:change-start text:change-id="ct106102873603200"/>As all supported types are subtypes of <text:span text:style-name="T2">java.util.Collection</text:span>, <text:change-end text:change-id="ct106102873603200"/><text:change text:change-id="ct106102873605312"/><text:s/><text:change-start text:change-id="ct106652629379840"/><text:span text:style-name="T2">Collection.ad</text:span><text:change-end text:change-id="ct106652629379840"/><text:change-start text:change-id="ct106652629354880"/><text:span text:style-name="T2">d</text:span> and <text:span text:style-name="T2">Collection.remove</text:span> are used on<text:change-end text:change-id="ct106652629354880"/><text:change text:change-id="ct106652629354688"/> the aggregate type <text:change text:change-id="ct105553117777024"/>to update the aggregate. A developer should not rely on <text:span text:style-name="T2">equals</text:span> or <text:span text:style-name="T2">hashCode</text:span> of the provided objects to detect which object to remove from the collection. It should rather be checked for identity of the object. The DS implementation ensures to pass the same object to the <text:span text:style-name="T2">remove</text:span> method as it passed to the <text:span text:style-name="T2">add</text:span> method. In addition, a thread safe aggregate implementation must be used or the access needs to be properly synchronized to avoid runtime errors like a concurrent modification exception.</text:p>
      <text:p text:style-name="P4"/>
      <text:p text:style-name="P4"/>
      <text:h text:style-name="Heading_20_2" text:outline-level="2"><text:bookmark-start text:name="__RefHeading__1077_627894780"/>XML Schema<text:bookmark-end text:name="__RefHeading__1077_627894780"/></text:h>
      <text:p text:style-name="Body"><text:span text:style-name="T1">For field injection a new element </text:span><text:span text:style-name="T5">field-reference</text:span><text:span text:style-name="T1"> is added to the component XML schema with the attributes </text:span><text:span text:style-name="T5">policy</text:span><text:span text:style-name="T1">, </text:span><text:span text:style-name="T5">policy-option, cardinality, </text:span><text:change-start text:change-id="ct106652629390208"/><text:span text:style-name="T5">scope, </text:span><text:change-end text:change-id="ct106652629390208"/><text:span text:style-name="T5">target</text:span><text:span text:style-name="T1"> and </text:span><text:span text:style-name="T5">interface</text:span><text:span text:style-name="T1">. These attributes have the same values and meaning as those for the </text:span><text:span text:style-name="T5">reference</text:span><text:span text:style-name="T1"> element. The attribute </text:span><text:span text:style-name="T5">field</text:span><text:span text:style-name="T1"> contains the name of the field within the component class.</text:span></text:p>
      <text:p text:style-name="Body">In addition the <text:span text:style-name="T2">strategy</text:span> attribute can either have the value <text:span text:style-name="T2">replace</text:span> or <text:change text:change-id="ct105553117799680"/><text:change-start text:change-id="ct105553117779904"/><text:span text:style-name="T9">update</text:span><text:change-end text:change-id="ct105553117779904"/>. If it is not specified, <text:span text:style-name="T2">replace</text:span> is used as the default. For unary references specifying <text:change text:change-id="ct105553117798528"/><text:change-start text:change-id="ct105553117799104"/><text:span text:style-name="T9">update</text:span><text:change-end text:change-id="ct105553117799104"/> is considered an error and the component is not activated. This case must be logged.</text:p>
      <text:p text:style-name="Body"><text:change text:change-id="ct105553117800640"/></text:p>
      <text:p text:style-name="P4">In the case of references with cardinality multiple, the runtime needs to have information about the aggregated type. The attribute <text:span text:style-name="T2">valuetype</text:span> can be used to specify the type. Allowed values are <text:span text:style-name="T2">service</text:span>, <text:span text:style-name="T2">properties</text:span>, <text:span text:style-name="T2">reference</text:span>, <text:span text:style-name="T2">serviceobjects</text:span>, or <text:span text:style-name="T2">tuple</text:span>. If not specified it defaults to <text:span text:style-name="T2">service</text:span>.</text:p>
      <text:p text:style-name="P4"/>
      <text:h text:style-name="Heading_20_2" text:outline-level="2">Annotation</text:h>
      <text:p text:style-name="Body"><text:span text:style-name="T1">A new annotation </text:span><text:span text:style-name="T5">@FieldReference</text:span><text:span text:style-name="T1"> is added that can be used to annotate a field. The attributes </text:span><text:span text:style-name="T2">policy</text:span><text:span text:style-name="T1">, </text:span><text:span text:style-name="T2">policy-option</text:span><text:span text:style-name="T1">, </text:span><text:span text:style-name="T2">cardinality</text:span><text:span text:style-name="T1">, </text:span><text:change-start text:change-id="ct105553117803904"/><text:span text:style-name="T2">scope</text:span><text:span text:style-name="T1">, </text:span><text:change-end text:change-id="ct105553117803904"/><text:span text:style-name="T2">target</text:span><text:span text:style-name="T1"> and </text:span><text:change text:change-id="ct106102873620480"/><text:change-start text:change-id="ct106102873582656"/><text:span text:style-name="T2">service</text:span><text:change-end text:change-id="ct106102873582656"/><text:span text:style-name="T1"> have the same meaning as the equivalents for the </text:span><text:span text:style-name="T2">@Reference</text:span><text:span text:style-name="T1"> annotation and are mapped in the same way to the counterparts in the XML. </text:span><text:change text:change-id="ct106652629386752"/></text:p>
      <text:p text:style-name="P22">The values of the different XML attributes for the field reference are tried to be deduced by the tooling depending on the type of the annotated field.</text:p>
      <text:p text:style-name="P4">If the cardinality is not specified as part of the annotation, the cardinality is detected depending on the type of the field. If the type of the field is one of <text:span text:style-name="T2">java.util.Collection</text:span>, <text:change-start text:change-id="ct105553117790080"/>or <text:change-end text:change-id="ct105553117790080"/><text:span text:style-name="T2">java.util.List</text:span><text:change text:change-id="ct105553117772992"/> the cardinality is set to optional multiple (0..n), otherwise it is set to unary mandatory (1..1).</text:p>
      <text:p text:style-name="P4">If the type of the field or the aggregated type for <text:change text:change-id="ct106102873615488"/>collections is not SE (the service type) but a type that is assignable from SE, the annotation attribute <text:change text:change-id="ct107202385258624"/><text:change-start text:change-id="ct107202385278016"/><text:span text:style-name="T2">service</text:span><text:change-end text:change-id="ct107202385278016"/> must be set to the service type SE. By default, the type of the field, the aggregated type or the generic type (for ServiceReference, ServiceObjects) are used as the service type.</text:p>
      <text:p text:style-name="P4">The value<text:change text:change-id="ct105553117733632"/> for <text:span text:style-name="T2">valuetype</text:span> <text:change text:change-id="ct107202385279168"/>in the component XML <text:change text:change-id="ct105553117751488"/><text:change-start text:change-id="ct105553117790656"/>is<text:change-end text:change-id="ct105553117790656"/> deduced by the generic type information of the aggregate and the aggregated type.</text:p>
      <text:p text:style-name="P4"/>
      <text:h text:style-name="Heading_20_2" text:outline-level="2"><text:soft-page-break/>Component Development</text:h>
      <text:p text:style-name="P4"/>
      <text:p text:style-name="P4">Field injection has some implications on the code written by the component developer:</text:p>
      <text:list xml:id="list6837456882726271883" text:style-name="L6">
        <text:list-item>
          <text:p text:style-name="P70">A field used for field injection must never be altered by client code. However, there is no way to check/ensure this from with the DS implementation. Therefore it's up to the component developer to follow this rule.</text:p>
        </text:list-item>
        <text:list-item>
          <text:p text:style-name="P70">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70">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70">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70">In the case of the <text:change text:change-id="ct106652629433792"/><text:change-start text:change-id="ct106652629432832"/><text:span text:style-name="T28">update</text:span><text:change-end text:change-id="ct106652629432832"/>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70"/>
        </text:list-item>
      </text:list>
      <text:p text:style-name="P4"/>
      <text:h text:style-name="Heading_20_2" text:outline-level="2">Examples</text:h>
      <text:p text:style-name="Body">Example for unary reference:</text:p>
      <text:p text:style-name="P4"/>
      <text:p text:style-name="P8"><text:span text:style-name="T6"><text:s/></text:span><text:span text:style-name="T7"><text:s text:c="3"/></text:span><text:span text:style-name="T20">@</text:span><text:span text:style-name="T20">Field</text:span><text:span text:style-name="T20">Reference</text:span><text:span text:style-name="T7">(policy=ReferencePolicy.</text:span><text:span text:style-name="T22">DYNAMIC</text:span><text:span text:style-name="T7">)</text:span></text:p>
      <text:p text:style-name="P14"><text:span text:style-name="T6"><text:s text:c="4"/></text:span><text:span text:style-name="T13">private</text:span><text:span text:style-name="T6"> </text:span><text:span text:style-name="T13">volatile</text:span><text:span text:style-name="T6"> MyService </text:span><text:span text:style-name="T21">service</text:span><text:span text:style-name="T6">;</text:span></text:p>
      <text:p text:style-name="P14"/>
      <text:p text:style-name="P14"><text:span text:style-name="T6"><text:s text:c="4"/></text:span><text:span text:style-name="T13">public</text:span><text:span text:style-name="T6"> </text:span><text:span text:style-name="T13">void</text:span><text:span text:style-name="T6"> doIt() {</text:span></text:p>
      <text:p text:style-name="P14"><text:span text:style-name="T6"><text:s text:c="8"/></text:span><text:span text:style-name="T13">final</text:span><text:span text:style-name="T6"> MyService </text:span><text:span text:style-name="T14">localService</text:span><text:span text:style-name="T6"> = </text:span><text:span text:style-name="T13">this</text:span><text:span text:style-name="T6">.</text:span><text:span text:style-name="T21">service</text:span><text:span text:style-name="T6">;</text:span></text:p>
      <text:p text:style-name="P14"><text:span text:style-name="T6"><text:s text:c="8"/></text:span><text:span text:style-name="T13">if</text:span><text:span text:style-name="T6"> ( </text:span><text:span text:style-name="T14">localService</text:span><text:span text:style-name="T6"> != </text:span><text:span text:style-name="T13">null</text:span><text:span text:style-name="T6"> ) {</text:span></text:p>
      <text:p text:style-name="P14"><text:span text:style-name="T6"><text:s text:c="12"/></text:span><text:span text:style-name="T11">// use service</text:span></text:p>
      <text:p text:style-name="P14"><text:span text:style-name="T6"><text:s text:c="8"/>} </text:span><text:span text:style-name="T13">else</text:span><text:span text:style-name="T6"> {</text:span></text:p>
      <text:p text:style-name="P14"><text:span text:style-name="T6"><text:s text:c="12"/></text:span><text:span text:style-name="T11">// do something without service</text:span></text:p>
      <text:p text:style-name="P16"><text:s text:c="8"/>}</text:p>
      <text:p text:style-name="P16"><text:s text:c="4"/>}</text:p>
      <text:p text:style-name="P4"/>
      <text:p text:style-name="P4">Example for multiple reference with replace strategy:</text:p>
      <text:p text:style-name="P8"><text:span text:style-name="T6"><text:s/></text:span><text:span text:style-name="T7"><text:s text:c="3"/></text:span><text:span text:style-name="T20">@</text:span><text:span text:style-name="T20">Field</text:span><text:span text:style-name="T20">Reference</text:span><text:span text:style-name="T7">(policy=ReferencePolicy.</text:span><text:span text:style-name="T22">DYNAMIC</text:span><text:span text:style-name="T7">)</text:span></text:p>
      <text:p text:style-name="P14"><text:span text:style-name="T6"><text:s text:c="4"/></text:span><text:span text:style-name="T13">private</text:span><text:span text:style-name="T6"> </text:span><text:span text:style-name="T13">volatile</text:span><text:span text:style-name="T6"> List&lt;MyService&gt; </text:span><text:span text:style-name="T21">serviceList</text:span><text:span text:style-name="T6">;</text:span></text:p>
      <text:p text:style-name="P14"/>
      <text:p text:style-name="P14"><text:span text:style-name="T6"><text:s text:c="4"/></text:span><text:span text:style-name="T13">public</text:span><text:span text:style-name="T6"> </text:span><text:span text:style-name="T13">void</text:span><text:span text:style-name="T6"> doItList() {</text:span></text:p>
      <text:p text:style-name="P14"><text:span text:style-name="T6"><text:s text:c="8"/></text:span><text:span text:style-name="T13">final</text:span><text:span text:style-name="T6"> List&lt;MyService&gt; </text:span><text:span text:style-name="T14">localList</text:span><text:span text:style-name="T6"> = </text:span><text:span text:style-name="T13">this</text:span><text:span text:style-name="T6">.</text:span><text:span text:style-name="T21">serviceList</text:span><text:span text:style-name="T6">;</text:span></text:p>
      <text:p text:style-name="P14"><text:span text:style-name="T6"><text:s text:c="8"/></text:span><text:span text:style-name="T13">if</text:span><text:span text:style-name="T6"> ( !</text:span><text:span text:style-name="T14">localList</text:span><text:span text:style-name="T6">.isEmpty() ) {</text:span></text:p>
      <text:p text:style-name="P14"><text:span text:style-name="T6"><text:s text:c="12"/></text:span><text:span text:style-name="T13">for</text:span><text:span text:style-name="T6">(</text:span><text:span text:style-name="T13">final</text:span><text:span text:style-name="T6"> MyService </text:span><text:span text:style-name="T15">ms</text:span><text:span text:style-name="T6"> : </text:span><text:span text:style-name="T15">localList</text:span><text:span text:style-name="T6">) {</text:span></text:p>
      <text:p text:style-name="P14"><text:span text:style-name="T6"><text:s text:c="15"/></text:span><text:span text:style-name="T11">// do something with </text:span><text:span text:style-name="T12">ms</text:span></text:p>
      <text:p text:style-name="P16"><text:s text:c="12"/>}</text:p>
      <text:p text:style-name="P14"><text:span text:style-name="T6"><text:s text:c="8"/>} </text:span><text:span text:style-name="T13">else</text:span><text:span text:style-name="T6"> {</text:span></text:p>
      <text:p text:style-name="P14"><text:span text:style-name="T6"><text:s text:c="12"/></text:span><text:span text:style-name="T11">// no service available, do something else</text:span></text:p>
      <text:p text:style-name="P16"><text:s text:c="8"/>}</text:p>
      <text:p text:style-name="P16"><text:s text:c="4"/>}</text:p>
      <text:p text:style-name="P4"><text:soft-page-break/></text:p>
      <text:p text:style-name="P4">Example for multiple reference with <text:change text:change-id="ct106652629423424"/><text:change-start text:change-id="ct106652629421888"/><text:span text:style-name="T28">update</text:span><text:change-end text:change-id="ct106652629421888"/> strategy:</text:p>
      <text:p text:style-name="P8"><text:span text:style-name="T6"><text:s text:c="2"/></text:span><text:span text:style-name="T7"><text:s text:c="2"/></text:span><text:span text:style-name="T20">@FieldReference</text:span><text:span text:style-name="T7">(policy=ReferencePolicy.</text:span><text:span text:style-name="T22">DYNAMIC</text:span><text:span text:style-name="T8">, </text:span></text:p>
      <text:p text:style-name="P8"><text:span text:style-name="T8"><text:s text:c="20"/>strategy=ReferenceStrategy.</text:span><text:change text:change-id="ct106102873583808"/><text:change-start text:change-id="ct106102873603008"/><text:span text:style-name="T4">UPDATE</text:span><text:change-end text:change-id="ct106102873603008"/><text:span text:style-name="T7">)</text:span></text:p>
      <text:p text:style-name="P14"><text:span text:style-name="T6"><text:s text:c="4"/></text:span><text:span text:style-name="T13">private</text:span><text:span text:style-name="T6"> </text:span><text:span text:style-name="T13">volatile</text:span><text:span text:style-name="T6"> List&lt;MyService&gt; </text:span><text:span text:style-name="T21">serviceList</text:span><text:span text:style-name="T6">;</text:span></text:p>
      <text:p text:style-name="P14"/>
      <text:p text:style-name="P14"><text:span text:style-name="T6"><text:s text:c="4"/></text:span><text:span text:style-name="T13">public</text:span><text:span text:style-name="T6"> </text:span><text:span text:style-name="T13">void</text:span><text:span text:style-name="T6"> doItList() {</text:span></text:p>
      <text:p text:style-name="P14"><text:span text:style-name="T6"><text:s text:c="8"/></text:span><text:span text:style-name="T13">for</text:span><text:span text:style-name="T6">(</text:span><text:span text:style-name="T13">final</text:span><text:span text:style-name="T6"> MyService </text:span><text:span text:style-name="T15">ms</text:span><text:span text:style-name="T6"> : </text:span><text:span text:style-name="T24">serviceList</text:span><text:span text:style-name="T6">) {</text:span></text:p>
      <text:p text:style-name="P14"><text:span text:style-name="T6"><text:s text:c="11"/></text:span><text:span text:style-name="T11">// do something with </text:span><text:span text:style-name="T12">ms</text:span></text:p>
      <text:p text:style-name="P16"><text:s text:c="8"/>}</text:p>
      <text:p text:style-name="P16"><text:s text:c="4"/>}</text:p>
      <text:p text:style-name="P4"/>
      <text:p text:style-name="P4"/>
      <text:h text:style-name="Heading_20_2" text:outline-level="2"><text:change-start text:change-id="ct106102873606464"/>Updates to DS</text:h>
      <text:p text:style-name="Body">Section <text:bookmark-ref text:reference-format="chapter" text:ref-name="__RefHeading__1392_1035172432">5.1</text:bookmark-ref> introduces <text:change-end text:change-id="ct106102873606464"/><text:change-start text:change-id="ct105553117763584"/>a comparable <text:span text:style-name="T2">java.util.Map</text:span> for service properties. <text:change-end text:change-id="ct105553117763584"/><text:change-start text:change-id="ct105553117800256"/>Whenever a map is based to a method used for method injection, this implementation will be passed, allowing the implementor of the method to easily sort the <text:change-end text:change-id="ct105553117800256"/><text:change-start text:change-id="ct106102873609536"/>references based on the provided map.<text:change-end text:change-id="ct106102873609536"/></text:p>
      <text:p text:style-name="P20"/>
      <text:h text:style-name="Heading_20_2" text:outline-level="2" text:is-list-header="true"/>
      <text:p text:style-name="Body"/>
      <text:h text:style-name="Heading_20_1" text:outline-level="1">Data Transfer Objects</text:h>
      <text:p text:style-name="P9">A <text:change text:change-id="ct106652629390784"/>DTO for field injection is required which is similar to the reference DTO with the difference that it points to a field <text:change text:change-id="ct107202387249984"/><text:change-start text:change-id="ct107202387249792"/>Instead of listing the different methods. In addition it contains other <text:change-end text:change-id="ct107202387249792"/><text:change-start text:change-id="ct105553117742272"/>information like the used strategy.</text:p>
      <text:p text:style-name="P9">A new <text:span text:style-name="T2">AbstractReferenceDTO</text:span> is intro<text:change-end text:change-id="ct105553117742272"/><text:change-start text:change-id="ct105553117780096"/>duced holding the common information for both field and method injection, <text:span text:style-name="T2">ReferenceDTO</text:span> and the new <text:span text:style-name="T2">FieldReferenceDTO</text:span> inherit from that base class. <text:change-end text:change-id="ct105553117780096"/><text:change-start text:change-id="ct105553117749568"/></text:p>
      <text:p text:style-name="P9">TODO: Better name for AbstractReferenceDTO ?</text:p>
      <text:p text:style-name="P9">TODO: Rename ReferenceDTO to something like MethodReferenceDTO ? We might have constructor injection <text:change-end text:change-id="ct105553117749568"/><text:change-start text:change-id="ct106102873583040"/>in a future version...<text:change-end text:change-id="ct106102873583040"/></text:p>
      <text:h text:style-name="Heading_20_1" text:outline-level="1"><text:soft-page-break/>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26">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3790561952238607906" text:style-name="L7">
        <text:list-item>
          <text:p text:style-name="P49">protected void bindMyService(Collection&lt;MyService&gt; serviceCollection)</text:p>
        </text:list-item>
      </text:list>
      <text:p text:style-name="Body">This is not part of this proposal.</text:p>
      <text:h text:style-name="Heading_20_1" text:outline-level="1"><text:soft-page-break/>Security Considerations</text:h>
      <text:p text:style-name="P18">No change from the Declarative Services specification as updated through RFC 190.</text:p>
      <text:h text:style-name="Heading_20_1" text:outline-level="1">Document Support</text:h>
      <text:h text:style-name="Heading_20_2" text:outline-level="2">References</text:h>
      <text:list xml:id="list487275846262544920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9"/>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4">Name</text:p>
          </table:table-cell>
          <table:table-cell table:style-name="Table3.B1" office:value-type="string">
            <text:p text:style-name="P34">Carsten Ziegeler</text:p>
          </table:table-cell>
        </table:table-row>
        <table:table-row table:style-name="Table3.1">
          <table:table-cell table:style-name="Table3.A1" office:value-type="string">
            <text:p text:style-name="P34">Company</text:p>
          </table:table-cell>
          <table:table-cell table:style-name="Table3.B1" office:value-type="string">
            <text:p text:style-name="P34">Adobe Systems Incorporated</text:p>
          </table:table-cell>
        </table:table-row>
        <table:table-row table:style-name="Table3.1">
          <table:table-cell table:style-name="Table3.A1" office:value-type="string">
            <text:p text:style-name="P34">Address</text:p>
          </table:table-cell>
          <table:table-cell table:style-name="Table3.B1" office:value-type="string">
            <text:p text:style-name="P34"/>
          </table:table-cell>
        </table:table-row>
        <table:table-row table:style-name="Table3.1">
          <table:table-cell table:style-name="Table3.A1" office:value-type="string">
            <text:p text:style-name="P34">Voice</text:p>
          </table:table-cell>
          <table:table-cell table:style-name="Table3.B1" office:value-type="string">
            <text:p text:style-name="P34"/>
          </table:table-cell>
        </table:table-row>
        <table:table-row table:style-name="Table3.1">
          <table:table-cell table:style-name="Table3.A1" office:value-type="string">
            <text:p text:style-name="P33">e-mail</text:p>
          </table:table-cell>
          <table:table-cell table:style-name="Table3.B1" office:value-type="string">
            <text:p text:style-name="P33">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
          </table:table-cell>
        </table:table-row>
        <table:table-row table:style-name="Table2.1">
          <table:table-cell table:style-name="Table2.A1" office:value-type="string">
            <text:p text:style-name="P34">Company</text:p>
          </table:table-cell>
          <table:table-cell table:style-name="Table2.B1" office:value-type="string">
            <text:p text:style-name="P34"/>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3">e-mail</text:p>
          </table:table-cell>
          <table:table-cell table:style-name="Table2.B1" office:value-type="string">
            <text:p text:style-name="P33"/>
          </table:table-cell>
        </table:table-row>
      </table:table>
      <text:p text:style-name="Body"/>
      <text:h text:style-name="Heading_20_2" text:outline-level="2">Acronyms and Abbreviations</text:h>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5</text:page-number> of <text:page-count style:num-format="1">15</text:page-count></text:p>
        <text:p text:style-name="Header"/>
        <text:p text:style-name="Header"><text:tab/>Draft<text:tab/> <text:modification-date style:data-style-name="N76">July 25,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9</text:page-number>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9</text:page-number>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9</text:page-number>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9</text:page-number>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9</text:page-number>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9</text:page-number>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9</text:page-number>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9</text:page-number>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9</text:page-number>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9</text:page-number>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9</text:page-number>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55</meta:editing-cycles>
    <meta:editing-duration>P1DT19H30S</meta:editing-duration>
    <meta:initial-creator>David Bosschaert</meta:initial-creator>
    <dc:date>2014-07-25T08:45:25</dc:date>
    <dc:creator>Carsten Ziegeler</dc:creator>
    <meta:printed-by>David Bosschaert</meta:printed-by>
    <meta:print-date>2012-08-30T12:51:49</meta:print-date>
    <meta:document-statistic meta:table-count="14" meta:image-count="2" meta:object-count="0" meta:page-count="15" meta:paragraph-count="330" meta:word-count="5237" meta:character-count="32877"/>
    <meta:user-defined meta:name="Company">OSGi Alliance</meta:user-defined>
    <meta:user-defined meta:name="Info 3"/>
    <meta:user-defined meta:name="Info 4"/>
    <meta:user-defined meta:name="RFC Title">RFC 212 - Field Injection for Declarative Services</meta:user-defined>
  </office:meta>
</office:document-meta>
</file>